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e33" officeooo:paragraph-rsid="001a1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sponds to call method 75 in db. There are files in this tarball: two are the genotype matrix. First two columns denote the chromosome, position of all SNPs (TAIR9/TAIR8 coordinates respectively). The first row is array id (pointing to the actual affymetrix array stored in db) for each ecotype/column. The 2nd row is ecotype id (internal identifier for arabidopsis ecotypes). In total, 1307 unique accessions, 214052 SNPs in TAIR9 (214983 in TAIR8). The 2nd file is a tab-delimited file containing the meta information for all ecotypes included. Please note that these data are unpublished — you are free to download and use them, but you may not publish using them until we have published the data themsel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4:12:35.327515225</meta:creation-date>
    <dc:date>2014-06-19T14:13:33.237074142</dc:date>
    <meta:editing-duration>P0D</meta:editing-duration>
    <meta:editing-cycles>1</meta:editing-cycles>
    <meta:document-statistic meta:table-count="0" meta:image-count="0" meta:object-count="0" meta:page-count="1" meta:paragraph-count="1" meta:word-count="116" meta:character-count="715" meta:non-whitespace-character-count="599"/>
    <meta:generator>LibreOffice/4.2.3.3$Linux_X86_64 LibreOffice_project/420m0$Build-3</meta:generator>
  </office:meta>
</office:document-meta>
</file>